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5e70" officeooo:paragraph-rsid="00165e70"/>
    </style:style>
    <style:style style:name="P2" style:family="paragraph" style:parent-style-name="Standard">
      <style:text-properties fo:font-weight="bold" officeooo:rsid="00165e70" officeooo:paragraph-rsid="00165e70" style:font-weight-asian="bold" style:font-weight-complex="bold"/>
    </style:style>
    <style:style style:name="P3" style:family="paragraph" style:parent-style-name="Standard">
      <style:text-properties fo:font-weight="bold" officeooo:rsid="00165e70" officeooo:paragraph-rsid="0017cdc2" style:font-weight-asian="bold" style:font-weight-complex="bold"/>
    </style:style>
    <style:style style:name="P4" style:family="paragraph" style:parent-style-name="Standard">
      <style:text-properties fo:font-weight="bold" officeooo:rsid="00165e70" officeooo:paragraph-rsid="0018aee1" style:font-weight-asian="bold" style:font-weight-complex="bold"/>
    </style:style>
    <style:style style:name="P5" style:family="paragraph" style:parent-style-name="Standard">
      <style:text-properties fo:font-weight="bold" officeooo:rsid="0017cdc2" officeooo:paragraph-rsid="0017cdc2" style:font-weight-asian="bold" style:font-weight-complex="bold"/>
    </style:style>
    <style:style style:name="P6" style:family="paragraph" style:parent-style-name="Standard">
      <style:text-properties officeooo:paragraph-rsid="00165e70"/>
    </style:style>
    <style:style style:name="P7" style:family="paragraph" style:parent-style-name="Header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65e70" officeooo:paragraph-rsid="00165e70" style:font-style-asian="italic" style:font-weight-asian="bold" style:font-style-complex="italic" style:font-weight-complex="bold"/>
    </style:style>
    <style:style style:name="T1" style:family="text">
      <style:text-properties officeooo:rsid="00165e7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65e70" style:font-weight-asian="normal" style:font-weight-complex="normal"/>
    </style:style>
    <style:style style:name="T4" style:family="text">
      <style:text-properties fo:font-weight="normal" officeooo:rsid="0017cdc2" style:font-weight-asian="normal" style:font-weight-complex="normal"/>
    </style:style>
    <style:style style:name="T5" style:family="text">
      <style:text-properties fo:font-weight="normal" officeooo:rsid="0018aee1" style:font-weight-asian="normal" style:font-weight-complex="normal"/>
    </style:style>
    <style:style style:name="T6" style:family="text">
      <style:text-properties fo:font-weight="normal" officeooo:rsid="001a3aed" style:font-weight-asian="normal" style:font-weight-complex="normal"/>
    </style:style>
    <style:style style:name="T7" style:family="text">
      <style:text-properties fo:font-weight="normal" officeooo:rsid="001a6bca" style:font-weight-asian="normal" style:font-weight-complex="normal"/>
    </style:style>
    <style:style style:name="T8" style:family="text">
      <style:text-properties officeooo:rsid="0018ae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Test Scenario:</text:p>
      <text:p text:style-name="P2"/>
      <text:p text:style-name="P2"/>
      <text:p text:style-name="P6"><text:span text:style-name="T3">The test is performed in the institute’s hallway, cluttered with obstacles. In</text:span> this setup the robot is planned to move 1<text:span text:style-name="T1">1 </text:span>meters in the hallway, and <text:span text:style-name="T1">three obstacles with different dimension are defined.</text:span></text:p>
      <text:p text:style-name="P6"/>
      <text:p text:style-name="P6"/>
      <text:p text:style-name="P6"/>
      <text:p text:style-name="P1">Obstacle 1: 13 cm*21 cm</text:p>
      <text:p text:style-name="P1">Obstacle 2: 15 cm*24.5 cm</text:p>
      <text:p text:style-name="P1">Obstacle 3: 11.5 cm* 10 cm</text:p>
      <text:p text:style-name="P1"/>
      <text:p text:style-name="P6"><text:span text:style-name="T1">Respective position for these obstacle on pathway are: 180 cm,600 cm and 800 cm</text:span></text:p>
      <text:p text:style-name="P6"/>
      <text:p text:style-name="P6"/>
      <text:p text:style-name="P1">Neglect the open space of 335 cm which is going to expand when AV moves approx 700cm.</text:p>
      <text:p text:style-name="P1"/>
      <text:p text:style-name="P1"/>
      <text:p text:style-name="P2">Test Equipment:</text:p>
      <text:p text:style-name="P2"/>
      <text:p text:style-name="P2">-<text:span text:style-name="T2"> Laser sensor connected with 24 V battery</text:span></text:p>
      <text:p text:style-name="P2"><text:span text:style-name="T2">- A cart with wheels</text:span></text:p>
      <text:p text:style-name="P2"><text:span text:style-name="T2">- Computer</text:span></text:p>
      <text:p text:style-name="P3"><text:span text:style-name="T2">-</text:span><text:span text:style-name="T4">Three obstacles with above dimension</text:span></text:p>
      <text:p text:style-name="P3"><text:span text:style-name="T4">-DC Motor</text:span></text:p>
      <text:p text:style-name="P3"><text:span text:style-name="T4"/></text:p>
      <text:p text:style-name="P3"><text:span text:style-name="T4"/></text:p>
      <text:p text:style-name="P5">Procedure:</text:p>
      <text:p text:style-name="P5"/>
      <text:p text:style-name="P3">-<text:span text:style-name="T2"> </text:span><text:span text:style-name="T4">First of connect the respective apparatus with power supply and embedded on cart such that the face</text:span></text:p>
      <text:p text:style-name="P3"><text:span text:style-name="T4"><text:s text:c="3"/>of Laser is in front direction and no object is kept in protective field area. Laser glass should be clean <text:s text:c="7"/></text:span></text:p>
      <text:p text:style-name="P2"><text:s text:c="3"/><text:span text:style-name="T4">properly that no glares are found while testing.</text:span></text:p>
      <text:p text:style-name="P2"><text:span text:style-name="T4"/></text:p>
      <text:p text:style-name="P3"><text:span text:style-name="T4">- Put the cart on the center of pathway such that at least 250 cm of distance is left between boundary</text:span></text:p>
      <text:p text:style-name="P3"><text:span text:style-name="T4"><text:s text:c="3"/>and AV.</text:span></text:p>
      <text:p text:style-name="P3"><text:span text:style-name="T4"/></text:p>
      <text:p text:style-name="P3"><text:span text:style-name="T4">- </text:span><text:span text:style-name="T5">Make sure AV drives straight on dedicated path.</text:span></text:p>
      <text:p text:style-name="P3"><text:span text:style-name="T5"/></text:p>
      <text:p text:style-name="P4"><text:span text:style-name="T5">-While AV moves in forward direction. Laser will sense the object and AV will reduced speed and it <text:s text:c="9"/></text:span></text:p>
      <text:p text:style-name="P4"><text:span text:style-name="T5"><text:s text:c="2"/>will stop 40 cm before the obstacle.</text:span></text:p>
      <text:p text:style-name="P4"><text:span text:style-name="T5"/></text:p>
      <text:p text:style-name="P4"><text:span text:style-name="T5">-It will take immediate right or left turn bypass the obstacle and again starts into a straight path.</text:span></text:p>
      <text:p text:style-name="P4"><text:span text:style-name="T5"/></text:p>
      <text:p text:style-name="P4"><text:span text:style-name="T5">-Same procedure is applicable for predefined NO GO areas.</text:span></text:p>
      <text:p text:style-name="P4"><text:span text:style-name="T5"/></text:p>
      <text:p text:style-name="P4"><text:soft-page-break/><text:span text:style-name="T5"/></text:p>
      <text:p text:style-name="P4"><text:span text:style-name="T5"/></text:p>
      <text:p text:style-name="P4"><text:span text:style-name="T5">- Emergency stop button is used to stop vehicle at finish line as well as some moving obstacle is</text:span></text:p>
      <text:p text:style-name="P4"><text:span text:style-name="T5"><text:s text:c="3"/>detected during run operation.</text:span></text:p>
      <text:p text:style-name="P4"><text:span text:style-name="T5"/></text:p>
      <text:p text:style-name="P4"><text:span text:style-name="T5">-Be Cautious of battery level. If it less than 40% it is not advisable to test.</text:span></text:p>
      <text:p text:style-name="P4"><text:span text:style-name="T5"/></text:p>
      <text:p text:style-name="P4"><text:span text:style-name="T5">-If turning radius of AV is inadequate, it is advisable to take AV in backward direction </text:span><text:span text:style-name="T6">check the </text:span></text:p>
      <text:p text:style-name="P4"><text:span text:style-name="T5"/></text:p>
      <text:p text:style-name="P4">- <text:span text:style-name="T5">To make observations, the main parameters which should be focus are </text:span><text:span text:style-name="T6">deviation of </text:span><text:span text:style-name="T7">cart, obstacle detection and avoidan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65e70" officeooo:paragraph-rsid="00165e70" style:font-style-asian="italic" style:font-weight-asian="bold" style:font-style-complex="italic" style:font-weight-complex="bold"/>
    </style:style>
    <style:style style:name="MT1" style:family="text">
      <style:text-properties officeooo:rsid="0018aee1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EST PROCEDURE <text:span text:style-name="MT1">FOR ADA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0T19:23:11.180000000</meta:creation-date>
    <dc:date>2018-12-20T20:18:28.324000000</dc:date>
    <meta:editing-duration>PT4M36S</meta:editing-duration>
    <meta:editing-cycles>2</meta:editing-cycles>
    <meta:generator>LibreOffice/6.1.3.2$Windows_X86_64 LibreOffice_project/86daf60bf00efa86ad547e59e09d6bb77c699acb</meta:generator>
    <meta:document-statistic meta:table-count="0" meta:image-count="0" meta:object-count="0" meta:page-count="2" meta:paragraph-count="30" meta:word-count="317" meta:character-count="1784" meta:non-whitespace-character-count="1464"/>
  </office:meta>
</office:document-meta>
</file>